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myFontwork">
      <style:graphic-properties draw:textarea-horizontal-align="left" draw:textarea-vertical-align="top" fo:min-height="4cm" fo:min-width="4cm"/>
      <style:paragraph-properties style:writing-mode="lr-tb"/>
    </style:style>
    <style:style style:name="gr2" style:family="graphic" style:parent-style-name="myFontwork">
      <style:graphic-properties draw:textarea-horizontal-align="left" draw:textarea-vertical-align="bottom" fo:min-height="4cm" fo:min-width="4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topleft" draw:style-name="gr1" draw:text-style-name="P1" draw:layer="layout" svg:width="4cm" svg:height="4cm" svg:x="9cm" svg:y="2cm">
          <text:p text:style-name="P1"><text:span text:style-name="T1">LibreOffice</text:span></text:p>
          <text:p text:style-name="P1"><text:span text:style-name="T1">quality</text:span></text:p>
          <draw:enhanced-geometry svg:viewBox="0 0 60 60" draw:text-path="true" draw:text-path-mode="shape" draw:text-path-scale="shape" draw:type="non-primitive" draw:enhanced-path="V 0 0 60 50 0 25 60 25 M 0 50 L 30 40 60 50"/>
        </draw:custom-shape>
        <draw:custom-shape draw:name="bottomleft" draw:style-name="gr2" draw:text-style-name="P1" draw:layer="layout" svg:width="4cm" svg:height="4cm" svg:x="9cm" svg:y="10cm">
          <text:p text:style-name="P1"><text:span text:style-name="T1">LibreOffice</text:span></text:p>
          <text:p text:style-name="P1"><text:span text:style-name="T1">quality</text:span></text:p>
          <draw:enhanced-geometry svg:viewBox="0 0 60 60" draw:text-path="true" draw:text-path-mode="shape" draw:text-path-scale="shape" draw:type="non-primitive" draw:enhanced-path="V 0 0 60 50 0 25 60 25 M 0 50 L 30 40 60 50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5" draw:display-name="Gradient 5" draw:style="linear" draw:start-color="#0000ff" draw:end-color="#00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yFontwork" style:family="graphic" style:parent-style-name="standard">
      <style:graphic-properties draw:stroke="none" draw:stroke-dash="Dashed_20__28_var_29__20_2" draw:fill="gradient" draw:fill-color="#106802" draw:fill-gradient-name="Gradient_20_5" draw:gradient-step-count="0" draw:fill-hatch-name="Red_20_90_20_Degrees_20_Crossed_20_1" draw:fill-image-name="Bitmap_20_1" draw:textarea-horizontal-align="center" draw:textarea-vertical-align="middle" draw:auto-grow-height="false" fo:padding-top="0cm" fo:padding-bottom="0cm" fo:padding-left="0cm" fo:padding-right="0cm"/>
      <style:text-properties style:font-name="Liberation Serif" fo:font-family="'Liberation Serif'" style:font-style-name="Regular" style:font-family-generic="roman" style:font-pitch="variable" fo:font-size="12pt" fo:language="en" fo:country="US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2T19:03:51.358000000</meta:creation-date>
    <dc:title>24x16impress</dc:title>
    <meta:editing-duration>PT46M51S</meta:editing-duration>
    <meta:editing-cycles>16</meta:editing-cycles>
    <meta:generator>BCommitContinue/7.3.0.0.alpha0$Windows_X86_64 LibreOffice_project/a3416ed058884a1fcaae0659ff6e71f5a7dff8d0</meta:generator>
    <meta:initial-creator>Regina Henschel</meta:initial-creator>
    <dc:date>2021-10-14T18:44:16.576000000</dc:date>
    <dc:creator>Regina Henschel</dc:creator>
    <meta:document-statistic meta:object-count="9"/>
  </office:meta>
</office:document-meta>
</file>